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477f" officeooo:paragraph-rsid="000158af"/>
    </style:style>
    <style:style style:name="P2" style:family="paragraph" style:parent-style-name="Standard">
      <style:text-properties officeooo:paragraph-rsid="000158af"/>
    </style:style>
    <style:style style:name="P3" style:family="paragraph" style:parent-style-name="Standard">
      <style:text-properties officeooo:paragraph-rsid="000184e6"/>
    </style:style>
    <style:style style:name="P4" style:family="paragraph" style:parent-style-name="Standard">
      <style:text-properties officeooo:paragraph-rsid="0004ce1d"/>
    </style:style>
    <style:style style:name="P5" style:family="paragraph" style:parent-style-name="Standard">
      <style:text-properties officeooo:paragraph-rsid="0006e48c"/>
    </style:style>
    <style:style style:name="P6" style:family="paragraph" style:parent-style-name="Standard">
      <style:text-properties officeooo:rsid="0007d439" officeooo:paragraph-rsid="0007d439"/>
    </style:style>
    <style:style style:name="P7" style:family="paragraph" style:parent-style-name="Standard">
      <style:text-properties officeooo:rsid="0007d439" officeooo:paragraph-rsid="000a3240"/>
    </style:style>
    <style:style style:name="P8" style:family="paragraph" style:parent-style-name="Standard">
      <style:text-properties officeooo:paragraph-rsid="000b9761"/>
    </style:style>
    <style:style style:name="P9" style:family="paragraph" style:parent-style-name="Standard">
      <style:text-properties officeooo:paragraph-rsid="000b9761"/>
    </style:style>
    <style:style style:name="P10" style:family="paragraph" style:parent-style-name="Standard">
      <style:text-properties officeooo:paragraph-rsid="000bbac3"/>
    </style:style>
    <style:style style:name="T1" style:family="text">
      <style:text-properties fo:font-weight="normal" officeooo:rsid="00061dbd" style:font-weight-asian="normal" style:font-weight-complex="normal"/>
    </style:style>
    <style:style style:name="T2" style:family="text">
      <style:text-properties fo:font-weight="normal" officeooo:rsid="000184e6" style:font-weight-asian="normal" style:font-weight-complex="normal"/>
    </style:style>
    <style:style style:name="T3" style:family="text">
      <style:text-properties fo:font-weight="normal" officeooo:rsid="0004ce1d" style:font-weight-asian="normal" style:font-weight-complex="normal"/>
    </style:style>
    <style:style style:name="T4" style:family="text">
      <style:text-properties fo:font-weight="normal" officeooo:rsid="0006e48c" style:font-weight-asian="normal" style:font-weight-complex="normal"/>
    </style:style>
    <style:style style:name="T5" style:family="text">
      <style:text-properties fo:font-weight="normal" officeooo:rsid="000b9761" style:font-weight-asian="normal" style:font-weight-complex="normal"/>
    </style:style>
    <style:style style:name="T6" style:family="text">
      <style:text-properties fo:font-weight="normal" officeooo:rsid="0007d439" style:font-weight-asian="normal" style:font-weight-complex="normal"/>
    </style:style>
    <style:style style:name="T7" style:family="text">
      <style:text-properties fo:font-weight="normal" officeooo:rsid="000bbac3" style:font-weight-asian="normal" style:font-weight-complex="normal"/>
    </style:style>
    <style:style style:name="T8" style:family="text">
      <style:text-properties officeooo:rsid="0001477f"/>
    </style:style>
    <style:style style:name="T9" style:family="text">
      <style:text-properties officeooo:rsid="0005657f"/>
    </style:style>
    <style:style style:name="T10" style:family="text">
      <style:text-properties officeooo:rsid="00094f09"/>
    </style:style>
    <style:style style:name="T11" style:family="text">
      <style:text-properties officeooo:rsid="000a324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sn中加入del的层</text:p>
      <text:p text:style-name="P6">1. normalize</text:p>
      <text:p text:style-name="P6">2. similarityLoss</text:p>
      <text:p text:style-name="P6">3. superpixelPooling</text:p>
      <text:p text:style-name="P6">4. ImageLabelmapData<text:span text:style-name="T10">(都没加到proto文件中,如何使用的)​?</text:span></text:p>
      <text:p text:style-name="P7"><text:s text:c="3"/><text:a xlink:type="simple" xlink:href="http://www.caffecn.cn/?/question/1766" text:style-name="Internet_20_link" text:visited-style-name="Visited_20_Internet_20_Link"><text:span text:style-name="T11">http://www.caffecn.cn/?/question/1766</text:span></text:a></text:p>
      <text:p text:style-name="P7"><text:s text:c="2"/>上面说如果这个layer没有参数,可以不在proto中声明.</text:p>
      <text:p text:style-name="P1"/>
      <text:p text:style-name="P1"/>
      <text:p text:style-name="P1">1. SSN 缺少 normalize层</text:p>
      <text:p text:style-name="P2"><text:span text:style-name="T8"><text:s text:c="4"/>1：从del中复制</text:span><text:span text:style-name="Strong_20_Emphasis">saffe/include/caffe/layers/</text:span><text:span text:style-name="Strong_20_Emphasis"><text:span text:style-name="T9">normalize.hpp</text:span></text:span></text:p>
      <text:p text:style-name="P2"><text:span text:style-name="T8"><text:s text:c="4"/>2：从del中复制</text:span><text:span text:style-name="Strong_20_Emphasis">src/caffe/layers/</text:span><text:span text:style-name="Strong_20_Emphasis"><text:span text:style-name="T9">normalize.cpp <text:s/>normalize.cu</text:span></text:span></text:p>
      <text:p text:style-name="P1"><text:span text:style-name="Strong_20_Emphasis"><text:s text:c="4"/></text:span><text:span text:style-name="Strong_20_Emphasis"><text:span text:style-name="T1">3: 修改</text:span></text:span><text:bookmark text:name="3修改srccaffeprotocaffeproto文件"/><text:span text:style-name="Strong_20_Emphasis"><text:span text:style-name="T1">src\caffe\proto\caffe.proto文件</text:span></text:span></text:p>
      <text:p text:style-name="P3"><text:span text:style-name="Strong_20_Emphasis"><text:span text:style-name="T2">2. "OverflowError: long int too large to convert to int "</text:span></text:span></text:p>
      <text:p text:style-name="P3"><text:span text:style-name="Strong_20_Emphasis"><text:span text:style-name="T2"><text:s text:c="4"/>重新编译caffe环境</text:span></text:span></text:p>
      <text:p text:style-name="P3"><text:span text:style-name="Strong_20_Emphasis"><text:span text:style-name="T2"><text:s text:c="3"/>make clean;<text:line-break/> <text:s text:c="2"/>make;<text:line-break/> <text:s text:c="2"/>make pycaffe;</text:span></text:span></text:p>
      <text:p text:style-name="P3"><text:span text:style-name="Strong_20_Emphasis"><text:span text:style-name="T2"/></text:span></text:p>
      <text:p text:style-name="P5"><text:span text:style-name="Strong_20_Emphasis"><text:span text:style-name="T4">3月12日</text:span></text:span></text:p>
      <text:p text:style-name="P5"><text:span text:style-name="Strong_20_Emphasis"><text:span text:style-name="T4"/></text:span></text:p>
      <text:p text:style-name="P4"><text:span text:style-name="Strong_20_Emphasis"><text:span text:style-name="T3">3.del中训练过程中没有进行融合的过程</text:span></text:span></text:p>
      <text:p text:style-name="P4"><text:span text:style-name="Strong_20_Emphasis"><text:span text:style-name="T3"><text:s text:c="3"/>测试过程中把superpixel_pooling加到了融合过程中.</text:span></text:span></text:p>
      <text:p text:style-name="P5"><text:span text:style-name="Strong_20_Emphasis"><text:span text:style-name="T4">4. del和SSN中读取数据得到的结果也许不相同,暂时还不能确定SSN返回的到底是</text:span></text:span></text:p>
      <text:p text:style-name="P5"><text:span text:style-name="Strong_20_Emphasis"><text:span text:style-name="T4"><text:s text:c="4"/>什么.现在先让他们分别读取,得到相应的数据</text:span></text:span></text:p>
      <text:p text:style-name="P4"><text:span text:style-name="Strong_20_Emphasis"><text:span text:style-name="T3"><text:s/></text:span></text:span></text:p>
      <text:p text:style-name="P8"><text:span text:style-name="Strong_20_Emphasis"><text:span text:style-name="T5">3月13日</text:span></text:span></text:p>
      <text:p text:style-name="P8"><text:span text:style-name="Strong_20_Emphasis"><text:span text:style-name="T5"><text:s/></text:span></text:span></text:p>
      <text:p text:style-name="P8"><text:span text:style-name="Strong_20_Emphasis"><text:span text:style-name="T5">5. <text:s/></text:span></text:span><text:span text:style-name="Strong_20_Emphasis"><text:span text:style-name="T6">ImageLabelmapData</text:span></text:span><text:span text:style-name="Strong_20_Emphasis"><text:span text:style-name="T5">补充:</text:span></text:span></text:p>
      <text:p text:style-name="P8"><text:span text:style-name="Strong_20_Emphasis"><text:span text:style-name="T5"><text:s text:c="3"/>这个层在caffe1版本之前,加入该层需要添加很多东西</text:span></text:span></text:p>
      <text:p text:style-name="P8"><text:span text:style-name="Strong_20_Emphasis"><text:span text:style-name="T5"><text:s text:c="2"/></text:span></text:span></text:p>
      <text:p text:style-name="P8"><text:span text:style-name="Strong_20_Emphasis"><text:span text:style-name="T6"><text:s text:c="2"/></text:span></text:span><text:a xlink:type="simple" xlink:href="https://blog.csdn.net/happyflyy/article/details/77586077" text:style-name="Internet_20_link" text:visited-style-name="Visited_20_Internet_20_Link"><text:span text:style-name="Strong_20_Emphasis"><text:span text:style-name="T5">https://blog.csdn.net/happyflyy/article/details/77586077</text:span></text:span></text:a></text:p>
      <text:p text:style-name="P8"><text:span text:style-name="Strong_20_Emphasis"><text:span text:style-name="T5">此外还需要对proto文件做相应的修改</text:span></text:span></text:p>
      <text:p text:style-name="P8"><text:span text:style-name="Strong_20_Emphasis"><text:span text:style-name="T5"/></text:span></text:p>
      <text:p text:style-name="P10"><text:span text:style-name="Strong_20_Emphasis"><text:span text:style-name="T7">6. test文件打不开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6T17:07:35.155474544</meta:creation-date>
    <dc:date>2019-03-13T21:11:20.002610980</dc:date>
    <meta:editing-duration>PT1H57M17S</meta:editing-duration>
    <meta:editing-cycles>10</meta:editing-cycles>
    <meta:generator>LibreOffice/5.1.6.2$Linux_X86_64 LibreOffice_project/10m0$Build-2</meta:generator>
    <meta:document-statistic meta:table-count="0" meta:image-count="0" meta:object-count="0" meta:page-count="1" meta:paragraph-count="28" meta:word-count="250" meta:character-count="734" meta:non-whitespace-character-count="658"/>
  </office:meta>
</office:document-meta>
</file>